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REDEEMED (92:1-5, 8, 10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THE REDEEMED (92:1-5, 8, 10-15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they are to do (92:1, 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they are to do it (92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ow they are to do it (92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y they are to do it (92:4-5, 10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Why they are to do it (92:4-5, 10-15)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Because of God's person (92:4-5)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Because of God's person (92:4-5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actions (92: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thoughts (92: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Why they are to do it (92:4-5, 10-15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Because of God's person (92:4-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Because of God's provision (92:10-15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Because of God's provision (92:10-15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For strength (9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For victory (9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For growth (92:12-1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y they are to do it (92:4-5, 10-15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Because of God's person (92:4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Because of God's provision (92:10-1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GOD AND THE REDEEMED (92:1-5, 8, 10-15)<text:s text:c="1"/></text:span><text:span text:style-name="a536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they are to do (92:1, 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en they are to do it (92:2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ow they are to do it (92: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Why they are to do it (92:4-5, 10-1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SALM 92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GOD AND THE REDEEMED (92:1-5, 8, 10-1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GOD AND THE REBELLIOUS (92:6-7, 9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2 </dc:title>
    <meta:initial-creator>David STRICKLAND</meta:initial-creator>
    <dc:creator>David STRICKLAND</dc:creator>
    <meta:creation-date>2020-02-22T17:39:06Z</meta:creation-date>
    <dc:date>2020-02-22T17:39:06Z</dc:date>
    <meta:template xlink:href="BibleStudy" xlink:type="simple"/>
    <meta:editing-cycles>1</meta:editing-cycles>
    <meta:editing-duration>PT0S</meta:editing-duration>
    <meta:document-statistic meta:paragraph-count="30" meta:word-count="265"/>
  </office:meta>
</office:document-meta>
</file>